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style:font-name="Times New Roman"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2" style:family="paragraph" style:parent-style-name="Standard">
      <style:paragraph-properties fo:line-height="150%"/>
      <style:text-properties style:font-name="Times New Roman" fo:font-size="16pt"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line-height="150%" fo:text-align="center" style:justify-single-word="false"/>
      <style:text-properties style:font-name="Times New Roman" fo:font-size="16pt"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line-height="150%" fo:text-align="center"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line-height="150%"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fo:text-align="start" style:justify-single-word="false"/>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50%" fo:text-align="start" style:justify-single-word="false"/>
      <style:text-properties style:font-name="Times New Roman" fo:font-size="12pt" fo:font-style="normal" style:text-underline-style="none" fo:font-weight="bold" style:font-size-asian="10.5pt" style:font-style-asian="normal" style:font-weight-asian="bold" style:font-size-complex="12pt" style:font-style-complex="normal" style:font-weight-complex="bold"/>
    </style:style>
    <style:style style:name="P8" style:family="paragraph" style:parent-style-name="Standard">
      <style:paragraph-properties fo:line-height="150%"/>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50%" fo:text-align="center"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start" style:justify-single-word="false"/>
      <style:text-properties style:font-name="Times New Roman" fo:font-size="12pt" style:font-size-asian="10.5pt" style:font-size-complex="12pt"/>
    </style:style>
    <style:style style:name="P11" style:family="paragraph" style:parent-style-name="Standard">
      <style:paragraph-properties fo:line-height="150%" fo:text-align="center" style:justify-single-word="false"/>
      <style:text-properties style:font-name="Times New Roman"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12" style:family="paragraph" style:parent-style-name="Standard">
      <style:paragraph-properties fo:line-height="150%" fo:text-align="center" style:justify-single-word="false"/>
      <style:text-properties style:font-name="Times New Roman" fo:font-size="14pt" fo:font-style="italic" style:text-underline-style="solid" style:text-underline-width="auto" style:text-underline-color="font-color" fo:font-weight="normal" style:font-size-asian="12.25pt" style:font-style-asian="italic" style:font-weight-asian="normal" style:font-size-complex="14pt" style:font-style-complex="italic" style:font-weight-complex="normal"/>
    </style:style>
    <style:style style:name="P13"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line-height="150%" fo:text-align="start" style:justify-single-word="false" fo:text-indent="0cm" style:auto-text-indent="false"/>
      <style:text-properties style:font-name="Times New Roman" fo:font-size="12pt" style:font-size-asian="12pt" style:font-size-complex="12pt"/>
    </style:style>
    <style:style style:name="P17" style:family="paragraph" style:parent-style-name="Standard">
      <style:paragraph-properties fo:margin-left="0cm" fo:margin-right="0cm" fo:line-height="150%" fo:text-align="start" style:justify-single-word="false" fo:text-indent="0cm" style:auto-text-indent="false"/>
      <style:text-properties style:font-name="Times New Roman"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cm" fo:margin-right="0cm" fo:line-height="150%" fo:text-align="start" style:justify-single-word="false" fo:text-indent="0cm" style:auto-text-indent="false"/>
      <style:text-properties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line-height="150%" fo:text-align="start" style:justify-single-word="false" fo:text-indent="0cm" style:auto-text-indent="false"/>
      <style:text-properties style:text-position="super 58%"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1.251cm" fo:margin-right="0cm" fo:line-height="150%" fo:text-align="start" style:justify-single-word="false" fo:text-indent="0cm"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style:font-size-asian="12pt"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bold" style:font-size-asian="10.5pt"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position="0% 100%"/>
    </style:style>
    <style:style style:name="T8" style:family="text">
      <style:text-properties style:text-position="0% 100%" style:font-name="Times New Roman1" fo:language="no" fo:country="NO" fo:font-weight="normal" style:font-name-asian="Times New Roman1" style:font-size-asian="12pt" style:font-weight-asian="normal" style:font-name-complex="Times New Roman1" style:font-weight-complex="normal"/>
    </style:style>
    <style:style style:name="T9" style:family="text">
      <style:text-properties style:text-position="0% 100%" fo:font-style="normal" style:text-underline-style="none" fo:font-weight="normal" style:font-style-asian="normal" style:font-weight-asian="normal" style:font-style-complex="normal" style:font-weight-complex="normal"/>
    </style:style>
    <style:style style:name="T10" style:family="text">
      <style:text-properties style:text-position="0% 100%" fo:language="no" fo:country="NO" style:font-name-asian="Times New Roman1" style:font-name-complex="Times New Roman1"/>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lig 1 Exphil: Analytisk sammendrag av Descartes 2. Meditasjon 11, avsnitt 11 og 12.</text:p>
      <text:p text:style-name="P2"/>
      <text:p text:style-name="P3">Oppgavetekst</text:p>
      <text:p text:style-name="P3"/>
      <text:p text:style-name="P4">7. Gi et analytisk sammendrag av Descartes’ voks-eksempel (Descartes 1 2015, Med. 2, avsnitt 11 og 12) hvor du gjør rede for hvordan Descartes kan konkludere med at “erkjennelsen av vokset er ene og alene et åndens innsyn.”</text:p>
      <text:p text:style-name="P4"/>
      <text:p text:style-name="P12">Merknad:</text:p>
      <text:p text:style-name="P12"/>
      <text:p text:style-name="P13">Notasjonen min for plassering er «[avsnitt:startlinje-sluttlinje]». Ordtelling er talt f.o.m. introduksjon t.o.m. konklusjon, og er i følge mitt skriveprogram <text:span text:style-name="T6">600</text:span><text:span text:style-name="T6"> ord.</text:span></text:p>
      <text:p text:style-name="P4"/>
      <text:p text:style-name="P5"/>
      <text:p text:style-name="P11">Introduksjon</text:p>
      <text:p text:style-name="P8"/>
      <text:p text:style-name="P8">Descartes prøver her å komme seg vekk fra solipsisme, hvor bare «jeg»-et og fornuften eksisterer, men alt annet må tviles, ved å finne ut hva det er ved et legeme som kan erkjennes. Er det gjennom sansing av legemet, som virker intuitivt, eller er det noe helt annet.</text:p>
      <text:p text:style-name="P9"/>
      <text:p text:style-name="P11">Argumentene</text:p>
      <text:p text:style-name="P11"/>
      <text:p text:style-name="P10"><text:span text:style-name="T11">[11:1-8]: </text:span><text:span text:style-name="T12">Descartes ønsker å se for seg ett legeme alle kan erkjenne tydelig. Han velger derfor et stykke voks. Voksen har visse egenskaper vi lett kan sanse, som farge, lukt og form. Det har, som Descartes sier «alt hva som synes nødvendig for at et legeme skal kunne erkjennes tydelig»</text:span><text:span text:style-name="T8">(Descartes 2015:s.85)</text:span><text:span text:style-name="T12">.</text:span></text:p>
      <text:p text:style-name="P6"/>
      <text:p text:style-name="P7">[11:8-16]: <text:span text:style-name="T1">Descartes forestiller seg nå at han smelter vokset. Alle egenskapene vi trodde var det vi erkjente ved vokse</text:span><text:span text:style-name="T1">t</text:span><text:span text:style-name="T1"> er nå annerledes eller borte. </text:span><text:span text:style-name="T1">Men selv om egenskapene er endret, er det fortsatt det samme stykket med voks.</text:span><text:span text:style-name="T1"> </text:span><text:span text:style-name="T1">Han</text:span><text:span text:style-name="T2"> </text:span><text:span text:style-name="T2">kan</text:span><text:span text:style-name="T2"> derfor konkluder</text:span><text:span text:style-name="T2">e</text:span><text:span text:style-name="T2"> med at det ikke kan være </text:span><text:span text:style-name="T2">en samling</text:span><text:span text:style-name="T2"> sanselige egenskape</text:span><text:span text:style-name="T2">r</text:span><text:span text:style-name="T2"> </text:span><text:span text:style-name="T2">vi er erkjenner</text:span><text:span text:style-name="T2">, </text:span><text:span text:style-name="T2">det er legemet selv</text:span><text:span text:style-name="T2">.</text:span></text:p>
      <text:p text:style-name="P13"/>
      <text:p text:style-name="P14"><text:soft-page-break/>[12:1-7]:<text:span text:style-name="T1"> </text:span><text:span text:style-name="T1">D</text:span><text:span text:style-name="T1">escartes </text:span><text:span text:style-name="T1">prøver så å </text:span><text:span text:style-name="T1">fjerne alt det han kan og fortsatt sitte igjen med det samme stykket med voks. </text:span><text:span text:style-name="T1">Han starter derfor med å fjerne alle de sanselige egenskapene. Men f</text:span><text:span text:style-name="T1">jerner man </text:span><text:span text:style-name="T1">voksets </text:span><text:span text:style-name="T1">utstrekning vil det opphøre å eksistere; samme gjelder bøyelighet og bevegelighet: et legeme </text:span><text:span text:style-name="T1">kan ikke</text:span><text:span text:style-name="T1"> i prinsippet ikke beveges eller bøyes. </text:span><text:span text:style-name="T1">Det han sitter igjen med er noe </text:span><text:span text:style-name="T3">utstrakt, bøyelige og bevegelig.</text:span></text:p>
      <text:p text:style-name="P13"/>
      <text:p text:style-name="P14">[12:8-12]: <text:span text:style-name="T1">Descartes starter med å se om det kan være det bøyelige og det bevegelige som kan være det vi erkjenner. </text:span><text:span text:style-name="T1">Han ser for seg at vi kan forme vokset til alle mulige former, som gir vokset mulighet for uendelig mange forandringer. Dette mener han ikke er mulig for innbilningsevnen å gjennomgå, så dette kan ikke være det vi erkjenner.</text:span></text:p>
      <text:p text:style-name="P20"/>
      <text:p text:style-name="P14">[12:12-17]: <text:span text:style-name="T1">Descartes gjør så det samme med det utstrakte. Han bruker samme argumentasjon, ved å se for seg at ved å varme opp vokset, kan det få alle mulige størrelser, </text:span><text:span text:style-name="T1">og ha uendelig mange forandringer.</text:span><text:span text:style-name="T1"> Så det kan heller ikke være det utstrakte vi erkjenner.</text:span></text:p>
      <text:p text:style-name="P13"/>
      <text:p text:style-name="P14">[12:17-]: <text:span text:style-name="T1">Descartes har nå eliminert at det noen ting han kan forestille seg billedlig som lar oss erkjenne vokset. Han sitter da bare igjen med konklusjonen. Det er det åndelige som lar oss erkjenne vokset. </text:span><text:span text:style-name="T1">Dette</text:span><text:span text:style-name="T1"> er konklusjonen med hele tenkeeksperimentet til Descartes. </text:span><text:span text:style-name="T1">Men</text:span><text:span text:style-name="T1"> selv om legemet er det samme som vi kan sanse, så er det </text:span><text:span text:style-name="T1">ikke disse sanseinntrykkene som er erkjennelsen, det er</text:span><text:span text:style-name="T1"> åndens innsyn som gjør at vi kan erkjenne det. </text:span><text:span text:style-name="T1">Dette kan </text:span><text:span text:style-name="T1">utvides til voks i seg selv, og videre alle legemer.</text:span></text:p>
      <text:p text:style-name="P13"/>
      <text:p text:style-name="P13">Det fulle argumentet til Descartes er følgende:</text:p>
      <text:p text:style-name="P13"/>
      <text:p text:style-name="P20">(P1) Et stykke voks har visse egenskaper vi kan sanse <text:span text:style-name="T5">[11:1-</text:span><text:span text:style-name="T5">8</text:span><text:span text:style-name="T5">]</text:span></text:p>
      <text:p text:style-name="P20">(P2) Endrer vi disse egenskapene vil voksen fortsatt forbli det samme stykket voks <text:span text:style-name="T5">[11:8-1</text:span><text:span text:style-name="T5">6</text:span><text:span text:style-name="T5">]</text:span></text:p>
      <text:p text:style-name="P20">(K1) <text:s/>Det er ikke disse sanselige egenskapene som lar oss erkjenne stykket med voks. </text:p>
      <text:p text:style-name="P20">(P3) Er det det bøyelige, det bevegelige eller det utstrakte vi erkjenner når vi innbiller oss vokset, så vil vokset ha uendelige mange forandringer <text:span text:style-name="T4">[12:8-12]</text:span><text:span text:style-name="T4">[12:12-17]</text:span></text:p>
      <text:p text:style-name="P20">(P4) Vår innbilling er ikke i stand til å gjennomgå uendelig mange forandringer <text:span text:style-name="T4">[12:8-12]</text:span></text:p>
      <text:p text:style-name="P20">(K2) <text:s/>Det kan derfor ikke være det bøyelige, bevegelige eller utstrakte som gir begrepet om vokset.</text:p>
      <text:p text:style-name="P5"><text:tab/>(K3) Hva vokset er, er ikke mulig å forestille seg billedlig</text:p>
      <text:p text:style-name="P13"><text:span text:style-name="T1"><text:tab/>(K</text:span>4<text:span text:style-name="T1">) Hva vokset er, kan </text:span>derfor <text:span text:style-name="T1">bare gripes gjennom ånden.</text:span></text:p>
      <text:p text:style-name="P13"/>
      <text:p text:style-name="P11"><text:soft-page-break/>Konklusjon</text:p>
      <text:p text:style-name="P11"/>
      <text:p text:style-name="P13">Descartes har her lagt mye av grunnlaget for en av de tre store epistemologiene som skulle regjere filosofien helt opp til vår tid: rasjonalisme. Argumentene i avsnittene peker mot at selv om vi kan sanse et legeme, så er det bare vår ånds innsyn, med andre ord rasjonaliteten vår, som kan gi sann erkjennelse om legemet.</text:p>
      <text:p text:style-name="P15"/>
      <text:p text:style-name="P15"/>
      <text:p text:style-name="P15"/>
      <text:p text:style-name="P15"/>
      <text:p text:style-name="P17">Bibliografi:</text:p>
      <text:p text:style-name="P13">Avsnittene er tatt fra:</text:p>
      <text:p text:style-name="P19"><text:span text:style-name="T7">René Descartes, ’Meditasjoner over filosofiens grunnlag’ , i <text:s/>IFIKK(red.) Exphil 1: Filosofi- og vitenskapshistorie 7. utgave, IFIKK(red.), </text:span><text:span text:style-name="T10">UiO/Gyldendal Norsk Forlag, Oslo, 2015</text:span><text:span text:style-name="T7">, s. 85-86. </text:span></text:p>
      <text:p text:style-name="P18"/>
      <text:p text:style-name="P16"><text:span text:style-name="T9">René Descartes, ’Meditasjoner over filosofiens grunnlag’ , i <text:s/>IFIKK(red.) Exphil 1: Filosofi- og vitenskapshistorie 7. utgave, IFIKK(red.), </text:span><text:span text:style-name="T10">UiO/Gyldendal Norsk Forlag, Oslo, 2015</text:span><text:span text:style-name="T9">, s. 8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24T15:30:52.255287514</meta:creation-date>
    <meta:generator>OpenOffice/4.1.3$Win32 OpenOffice.org_project/413m1$Build-9783</meta:generator>
    <dc:date>2017-09-24T21:24:03.46</dc:date>
    <meta:editing-duration>PT1H46M11S</meta:editing-duration>
    <meta:editing-cycles>47</meta:editing-cycles>
    <dc:creator>Daniel Heinesen</dc:creator>
    <meta:document-statistic meta:table-count="0" meta:image-count="0" meta:object-count="0" meta:page-count="3" meta:paragraph-count="29" meta:word-count="724" meta:character-count="4450"/>
  </office:meta>
</office:document-meta>
</file>